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3 – La función de la memoria en un proceso de cálculo genérico</text:h>
      <text:p text:style-name="Text_20_body">La memoria no es un simple accesorio en los procesos de pensamiento; es su cimiento indispensable. Sin ella, ninguna forma de razonamiento sería posible. Reflexionar, inferir, explorar, conocer, aprender, deducir, seleccionar, evaluar, analizar: todas estas actividades requieren que algo del pasado se conserve, aunque sea por fracciones de segundo, para que pueda ser utilizado en el presente.</text:p>
      <text:p text:style-name="Text_20_body">Un proceso de cálculo genérico puede entenderse como una secuencia ordenada de pasos que lleva desde un estado inicial hasta una solución. Pero para recorrer esa secuencia, el sistema debe disponer de dos componentes fundamentales: <text:span text:style-name="Strong_20_Emphasis">los datos</text:span> que describen el problema y <text:span text:style-name="Strong_20_Emphasis">el método</text:span> que indica los pasos necesarios para resolverlo. Ambos son ideas, información que necesita ser almacenada para que el proceso pueda desarrollarse de manera coherente.</text:p>
      <text:p text:style-name="Text_20_body">Imaginemos un cálculo simple: sumar una lista de números. Si los números no pueden recordarse —aunque sea de manera temporal— el cálculo se vuelve imposible. En el instante en que olvidamos uno de ellos, la suma pierde su sentido, pues ya no podemos integrar todas las piezas del problema en un resultado coherente.</text:p>
      <text:p text:style-name="Text_20_body">Lo mismo ocurre con tareas mucho más complejas. Desplazarse por la ciudad, por ejemplo, puede considerarse un proceso lógico que parte de un estado inicial (nuestra ubicación actual) y busca alcanzar un estado final (el destino deseado). Para lograrlo, necesitamos almacenar en la memoria un mapa mental o físico de la ciudad, rutas conocidas, referencias, métodos para evaluar alternativas y hasta la experiencia acumulada de trayectos anteriores. Cada uno de estos elementos es información que debemos poder recuperar en el momento oportuno.</text:p>
      <text:p text:style-name="Text_20_body">Además de los datos y del método, hay un tercer elemento esencial: <text:span text:style-name="Strong_20_Emphasis">el estado actual del proceso</text:span>. Esto incluye los resultados parciales obtenidos, los pasos ya realizados y los pasos que faltan por ejecutar. En el caso de un trabajo complejo que se desarrolla durante días o semanas, la memoria debe registrar lo que ya se ha completado y lo que aún está pendiente. Sin este registro, el esfuerzo se perdería, pues cada vez tendríamos que comenzar desde cero, sin continuidad entre etapas.</text:p>
      <text:p text:style-name="Text_20_body">La memoria cumple entonces una función organizadora. Permite que un sistema de cálculo mantenga una <text:span text:style-name="Strong_20_Emphasis">línea narrativa</text:span> que une pasado, presente y futuro en un solo flujo de información. No basta con recordar los elementos de manera aislada; es necesario recordarlos en relación con lo que se está haciendo y con lo que se quiere lograr.</text:p>
      <text:p text:style-name="Text_20_body">Esta característica no solo es válida para los sistemas biológicos o cognitivos, sino también para los sistemas artificiales. En un computador, por ejemplo, la memoria es el lugar donde residen tanto los datos de entrada como las instrucciones del programa, así como los resultados intermedios que se generan durante la ejecución. Si la memoria falla, el sistema pierde su capacidad de operar de manera ordenada, provocando errores o bloqueos.</text:p>
      <text:p text:style-name="Text_20_body">Lo mismo ocurre en los sistemas vivos. Cada proceso vital, desde la reparación celular hasta la respuesta inmunológica, depende de instrucciones precisas almacenadas en algún soporte de memoria biológica. En los organismos complejos, esa memoria está codificada principalmente en el ADN, que <text:soft-page-break/>conserva las directrices fundamentales sobre cómo construir, mantener y reparar la maquinaria de la vida.</text:p>
      <text:p text:style-name="Text_20_body">En resumen, la memoria no es solo una ayuda para el cálculo; es su condición de posibilidad. Allí se guarda la información que define el problema, las instrucciones que señalan cómo abordarlo y los registros que permiten continuar desde donde se dejó en la última etapa. Sin memoria, no habría aprendizaje, ni progreso, ni continuidad; cada intento sería un comienzo aislado, condenado a desaparecer con el siguiente instante.</text:p>
      <text:p text:style-name="Horizontal_20_Lin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1T19:02:32.189000000</meta:creation-date>
    <dc:date>2025-08-23T16:49:22.879000000</dc:date>
    <meta:editing-duration>PT5M42S</meta:editing-duration>
    <meta:editing-cycles>2</meta:editing-cycles>
    <meta:generator>LibreOffice/7.3.5.2$Windows_X86_64 LibreOffice_project/184fe81b8c8c30d8b5082578aee2fed2ea847c01</meta:generator>
    <meta:document-statistic meta:table-count="0" meta:image-count="0" meta:object-count="0" meta:page-count="2" meta:paragraph-count="10" meta:word-count="605" meta:character-count="3848" meta:non-whitespace-character-count="3252"/>
  </office:meta>
</office:document-meta>
</file>